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2_09:47:3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569387" calcext:value-type="float">
            <text:p>569387</text:p>
          </table:table-cell>
          <table:table-cell office:value-type="float" office:value="487346" calcext:value-type="float">
            <text:p>487346</text:p>
          </table:table-cell>
          <table:table-cell office:value-type="float" office:value="82041" calcext:value-type="float">
            <text:p>82041</text:p>
          </table:table-cell>
          <table:table-cell/>
          <table:table-cell office:value-type="float" office:value="342643" calcext:value-type="float">
            <text:p>342643</text:p>
          </table:table-cell>
          <table:table-cell office:value-type="float" office:value="301798" calcext:value-type="float">
            <text:p>301798</text:p>
          </table:table-cell>
          <table:table-cell office:value-type="float" office:value="40845" calcext:value-type="float">
            <text:p>40845</text:p>
          </table:table-cell>
          <table:table-cell/>
          <table:table-cell office:value-type="float" office:value="1053306" calcext:value-type="float">
            <text:p>1053306</text:p>
          </table:table-cell>
          <table:table-cell office:value-type="float" office:value="1013074" calcext:value-type="float">
            <text:p>1013074</text:p>
          </table:table-cell>
          <table:table-cell office:value-type="float" office:value="40232" calcext:value-type="float">
            <text:p>40232</text:p>
          </table:table-cell>
          <table:table-cell/>
          <table:table-cell table:formula="of:=[.M2]/([.E2]+[.I2]+[.M2])" office:value-type="percentage" office:value="0.246643534128668" calcext:value-type="percentage">
            <text:p>24.66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545134" calcext:value-type="float">
            <text:p>545134</text:p>
          </table:table-cell>
          <table:table-cell office:value-type="float" office:value="461226" calcext:value-type="float">
            <text:p>461226</text:p>
          </table:table-cell>
          <table:table-cell office:value-type="float" office:value="83908" calcext:value-type="float">
            <text:p>83908</text:p>
          </table:table-cell>
          <table:table-cell/>
          <table:table-cell office:value-type="float" office:value="398973" calcext:value-type="float">
            <text:p>398973</text:p>
          </table:table-cell>
          <table:table-cell office:value-type="float" office:value="351169" calcext:value-type="float">
            <text:p>351169</text:p>
          </table:table-cell>
          <table:table-cell office:value-type="float" office:value="47804" calcext:value-type="float">
            <text:p>47804</text:p>
          </table:table-cell>
          <table:table-cell/>
          <table:table-cell office:value-type="float" office:value="1028123" calcext:value-type="float">
            <text:p>1028123</text:p>
          </table:table-cell>
          <table:table-cell office:value-type="float" office:value="992308" calcext:value-type="float">
            <text:p>992308</text:p>
          </table:table-cell>
          <table:table-cell office:value-type="float" office:value="35815" calcext:value-type="float">
            <text:p>35815</text:p>
          </table:table-cell>
          <table:table-cell/>
          <table:table-cell table:formula="of:=[.M3]/([.E3]+[.I3]+[.M3])" office:value-type="percentage" office:value="0.213786434425496" calcext:value-type="percentage">
            <text:p>21.38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482843" calcext:value-type="float">
            <text:p>482843</text:p>
          </table:table-cell>
          <table:table-cell office:value-type="float" office:value="418774" calcext:value-type="float">
            <text:p>418774</text:p>
          </table:table-cell>
          <table:table-cell office:value-type="float" office:value="64069" calcext:value-type="float">
            <text:p>64069</text:p>
          </table:table-cell>
          <table:table-cell/>
          <table:table-cell office:value-type="float" office:value="340854" calcext:value-type="float">
            <text:p>340854</text:p>
          </table:table-cell>
          <table:table-cell office:value-type="float" office:value="292514" calcext:value-type="float">
            <text:p>292514</text:p>
          </table:table-cell>
          <table:table-cell office:value-type="float" office:value="48340" calcext:value-type="float">
            <text:p>48340</text:p>
          </table:table-cell>
          <table:table-cell/>
          <table:table-cell office:value-type="float" office:value="1072357" calcext:value-type="float">
            <text:p>1072357</text:p>
          </table:table-cell>
          <table:table-cell office:value-type="float" office:value="1033494" calcext:value-type="float">
            <text:p>1033494</text:p>
          </table:table-cell>
          <table:table-cell office:value-type="float" office:value="38863" calcext:value-type="float">
            <text:p>38863</text:p>
          </table:table-cell>
          <table:table-cell/>
          <table:table-cell table:formula="of:=[.M4]/([.E4]+[.I4]+[.M4])" office:value-type="percentage" office:value="0.256908086096568" calcext:value-type="percentage">
            <text:p>25.69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541729" calcext:value-type="float">
            <text:p>541729</text:p>
          </table:table-cell>
          <table:table-cell office:value-type="float" office:value="459776" calcext:value-type="float">
            <text:p>459776</text:p>
          </table:table-cell>
          <table:table-cell office:value-type="float" office:value="81953" calcext:value-type="float">
            <text:p>81953</text:p>
          </table:table-cell>
          <table:table-cell/>
          <table:table-cell office:value-type="float" office:value="406263" calcext:value-type="float">
            <text:p>406263</text:p>
          </table:table-cell>
          <table:table-cell office:value-type="float" office:value="355546" calcext:value-type="float">
            <text:p>355546</text:p>
          </table:table-cell>
          <table:table-cell office:value-type="float" office:value="50717" calcext:value-type="float">
            <text:p>50717</text:p>
          </table:table-cell>
          <table:table-cell/>
          <table:table-cell office:value-type="float" office:value="1037349" calcext:value-type="float">
            <text:p>1037349</text:p>
          </table:table-cell>
          <table:table-cell office:value-type="float" office:value="1001387" calcext:value-type="float">
            <text:p>1001387</text:p>
          </table:table-cell>
          <table:table-cell office:value-type="float" office:value="35962" calcext:value-type="float">
            <text:p>35962</text:p>
          </table:table-cell>
          <table:table-cell/>
          <table:table-cell table:formula="of:=[.M5]/([.E5]+[.I5]+[.M5])" office:value-type="percentage" office:value="0.213257270268988" calcext:value-type="percentage">
            <text:p>21.3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593735" calcext:value-type="float">
            <text:p>593735</text:p>
          </table:table-cell>
          <table:table-cell office:value-type="float" office:value="504708" calcext:value-type="float">
            <text:p>504708</text:p>
          </table:table-cell>
          <table:table-cell office:value-type="float" office:value="89027" calcext:value-type="float">
            <text:p>89027</text:p>
          </table:table-cell>
          <table:table-cell/>
          <table:table-cell office:value-type="float" office:value="359801" calcext:value-type="float">
            <text:p>359801</text:p>
          </table:table-cell>
          <table:table-cell office:value-type="float" office:value="317528" calcext:value-type="float">
            <text:p>317528</text:p>
          </table:table-cell>
          <table:table-cell office:value-type="float" office:value="42273" calcext:value-type="float">
            <text:p>42273</text:p>
          </table:table-cell>
          <table:table-cell/>
          <table:table-cell office:value-type="float" office:value="1035182" calcext:value-type="float">
            <text:p>1035182</text:p>
          </table:table-cell>
          <table:table-cell office:value-type="float" office:value="999353" calcext:value-type="float">
            <text:p>999353</text:p>
          </table:table-cell>
          <table:table-cell office:value-type="float" office:value="35829" calcext:value-type="float">
            <text:p>35829</text:p>
          </table:table-cell>
          <table:table-cell/>
          <table:table-cell table:formula="of:=[.M6]/([.E6]+[.I6]+[.M6])" office:value-type="percentage" office:value="0.214379311789097" calcext:value-type="percentage">
            <text:p>21.44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532942" calcext:value-type="float">
            <text:p>532942</text:p>
          </table:table-cell>
          <table:table-cell office:value-type="float" office:value="458047" calcext:value-type="float">
            <text:p>458047</text:p>
          </table:table-cell>
          <table:table-cell office:value-type="float" office:value="74895" calcext:value-type="float">
            <text:p>74895</text:p>
          </table:table-cell>
          <table:table-cell/>
          <table:table-cell office:value-type="float" office:value="301132" calcext:value-type="float">
            <text:p>301132</text:p>
          </table:table-cell>
          <table:table-cell office:value-type="float" office:value="261932" calcext:value-type="float">
            <text:p>261932</text:p>
          </table:table-cell>
          <table:table-cell office:value-type="float" office:value="39200" calcext:value-type="float">
            <text:p>39200</text:p>
          </table:table-cell>
          <table:table-cell/>
          <table:table-cell office:value-type="float" office:value="1072721" calcext:value-type="float">
            <text:p>1072721</text:p>
          </table:table-cell>
          <table:table-cell office:value-type="float" office:value="1031209" calcext:value-type="float">
            <text:p>1031209</text:p>
          </table:table-cell>
          <table:table-cell office:value-type="float" office:value="41512" calcext:value-type="float">
            <text:p>41512</text:p>
          </table:table-cell>
          <table:table-cell/>
          <table:table-cell table:formula="of:=[.M7]/([.E7]+[.I7]+[.M7])" office:value-type="percentage" office:value="0.266774630961332" calcext:value-type="percentage">
            <text:p>26.68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491959" calcext:value-type="float">
            <text:p>491959</text:p>
          </table:table-cell>
          <table:table-cell office:value-type="float" office:value="424739" calcext:value-type="float">
            <text:p>424739</text:p>
          </table:table-cell>
          <table:table-cell office:value-type="float" office:value="67220" calcext:value-type="float">
            <text:p>67220</text:p>
          </table:table-cell>
          <table:table-cell/>
          <table:table-cell office:value-type="float" office:value="280995" calcext:value-type="float">
            <text:p>280995</text:p>
          </table:table-cell>
          <table:table-cell office:value-type="float" office:value="246217" calcext:value-type="float">
            <text:p>246217</text:p>
          </table:table-cell>
          <table:table-cell office:value-type="float" office:value="34778" calcext:value-type="float">
            <text:p>34778</text:p>
          </table:table-cell>
          <table:table-cell/>
          <table:table-cell office:value-type="float" office:value="1069994" calcext:value-type="float">
            <text:p>1069994</text:p>
          </table:table-cell>
          <table:table-cell office:value-type="float" office:value="1026889" calcext:value-type="float">
            <text:p>1026889</text:p>
          </table:table-cell>
          <table:table-cell office:value-type="float" office:value="43105" calcext:value-type="float">
            <text:p>43105</text:p>
          </table:table-cell>
          <table:table-cell/>
          <table:table-cell table:formula="of:=[.M8]/([.E8]+[.I8]+[.M8])" office:value-type="percentage" office:value="0.297064843593861" calcext:value-type="percentage">
            <text:p>29.71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524784" calcext:value-type="float">
            <text:p>524784</text:p>
          </table:table-cell>
          <table:table-cell office:value-type="float" office:value="446859" calcext:value-type="float">
            <text:p>446859</text:p>
          </table:table-cell>
          <table:table-cell office:value-type="float" office:value="77925" calcext:value-type="float">
            <text:p>77925</text:p>
          </table:table-cell>
          <table:table-cell/>
          <table:table-cell office:value-type="float" office:value="352084" calcext:value-type="float">
            <text:p>352084</text:p>
          </table:table-cell>
          <table:table-cell office:value-type="float" office:value="307195" calcext:value-type="float">
            <text:p>307195</text:p>
          </table:table-cell>
          <table:table-cell office:value-type="float" office:value="44889" calcext:value-type="float">
            <text:p>44889</text:p>
          </table:table-cell>
          <table:table-cell/>
          <table:table-cell office:value-type="float" office:value="1061102" calcext:value-type="float">
            <text:p>1061102</text:p>
          </table:table-cell>
          <table:table-cell office:value-type="float" office:value="1021252" calcext:value-type="float">
            <text:p>1021252</text:p>
          </table:table-cell>
          <table:table-cell office:value-type="float" office:value="39850" calcext:value-type="float">
            <text:p>39850</text:p>
          </table:table-cell>
          <table:table-cell/>
          <table:table-cell table:formula="of:=[.M9]/([.E9]+[.I9]+[.M9])" office:value-type="percentage" office:value="0.244983524320071" calcext:value-type="percentage">
            <text:p>24.50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552490" calcext:value-type="float">
            <text:p>552490</text:p>
          </table:table-cell>
          <table:table-cell office:value-type="float" office:value="472151" calcext:value-type="float">
            <text:p>472151</text:p>
          </table:table-cell>
          <table:table-cell office:value-type="float" office:value="80339" calcext:value-type="float">
            <text:p>80339</text:p>
          </table:table-cell>
          <table:table-cell/>
          <table:table-cell office:value-type="float" office:value="301530" calcext:value-type="float">
            <text:p>301530</text:p>
          </table:table-cell>
          <table:table-cell office:value-type="float" office:value="261744" calcext:value-type="float">
            <text:p>261744</text:p>
          </table:table-cell>
          <table:table-cell office:value-type="float" office:value="39786" calcext:value-type="float">
            <text:p>39786</text:p>
          </table:table-cell>
          <table:table-cell/>
          <table:table-cell office:value-type="float" office:value="1068235" calcext:value-type="float">
            <text:p>1068235</text:p>
          </table:table-cell>
          <table:table-cell office:value-type="float" office:value="1027919" calcext:value-type="float">
            <text:p>1027919</text:p>
          </table:table-cell>
          <table:table-cell office:value-type="float" office:value="40316" calcext:value-type="float">
            <text:p>40316</text:p>
          </table:table-cell>
          <table:table-cell/>
          <table:table-cell table:formula="of:=[.M10]/([.E10]+[.I10]+[.M10])" office:value-type="percentage" office:value="0.25128240287707" calcext:value-type="percentage">
            <text:p>25.13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576456" calcext:value-type="float">
            <text:p>576456</text:p>
          </table:table-cell>
          <table:table-cell office:value-type="float" office:value="489962" calcext:value-type="float">
            <text:p>489962</text:p>
          </table:table-cell>
          <table:table-cell office:value-type="float" office:value="86494" calcext:value-type="float">
            <text:p>86494</text:p>
          </table:table-cell>
          <table:table-cell/>
          <table:table-cell office:value-type="float" office:value="358346" calcext:value-type="float">
            <text:p>358346</text:p>
          </table:table-cell>
          <table:table-cell office:value-type="float" office:value="310524" calcext:value-type="float">
            <text:p>310524</text:p>
          </table:table-cell>
          <table:table-cell office:value-type="float" office:value="47822" calcext:value-type="float">
            <text:p>47822</text:p>
          </table:table-cell>
          <table:table-cell/>
          <table:table-cell office:value-type="float" office:value="1047501" calcext:value-type="float">
            <text:p>1047501</text:p>
          </table:table-cell>
          <table:table-cell office:value-type="float" office:value="1009408" calcext:value-type="float">
            <text:p>1009408</text:p>
          </table:table-cell>
          <table:table-cell office:value-type="float" office:value="38093" calcext:value-type="float">
            <text:p>38093</text:p>
          </table:table-cell>
          <table:table-cell/>
          <table:table-cell table:formula="of:=[.M11]/([.E11]+[.I11]+[.M11])" office:value-type="percentage" office:value="0.220945542286076" calcext:value-type="percentage">
            <text:p>22.09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395714" calcext:value-type="float">
            <text:p>395714</text:p>
          </table:table-cell>
          <table:table-cell office:value-type="float" office:value="345306" calcext:value-type="float">
            <text:p>345306</text:p>
          </table:table-cell>
          <table:table-cell office:value-type="float" office:value="50408" calcext:value-type="float">
            <text:p>50408</text:p>
          </table:table-cell>
          <table:table-cell/>
          <table:table-cell office:value-type="float" office:value="318560" calcext:value-type="float">
            <text:p>318560</text:p>
          </table:table-cell>
          <table:table-cell office:value-type="float" office:value="282672" calcext:value-type="float">
            <text:p>282672</text:p>
          </table:table-cell>
          <table:table-cell office:value-type="float" office:value="35888" calcext:value-type="float">
            <text:p>35888</text:p>
          </table:table-cell>
          <table:table-cell/>
          <table:table-cell office:value-type="float" office:value="1076326" calcext:value-type="float">
            <text:p>1076326</text:p>
          </table:table-cell>
          <table:table-cell office:value-type="float" office:value="1034180" calcext:value-type="float">
            <text:p>1034180</text:p>
          </table:table-cell>
          <table:table-cell office:value-type="float" office:value="42146" calcext:value-type="float">
            <text:p>42146</text:p>
          </table:table-cell>
          <table:table-cell/>
          <table:table-cell table:formula="of:=[.M12]/([.E12]+[.I12]+[.M12])" office:value-type="percentage" office:value="0.328132542314819" calcext:value-type="percentage">
            <text:p>32.81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564408" calcext:value-type="float">
            <text:p>564408</text:p>
          </table:table-cell>
          <table:table-cell office:value-type="float" office:value="486482" calcext:value-type="float">
            <text:p>486482</text:p>
          </table:table-cell>
          <table:table-cell office:value-type="float" office:value="77926" calcext:value-type="float">
            <text:p>77926</text:p>
          </table:table-cell>
          <table:table-cell/>
          <table:table-cell office:value-type="float" office:value="325767" calcext:value-type="float">
            <text:p>325767</text:p>
          </table:table-cell>
          <table:table-cell office:value-type="float" office:value="285749" calcext:value-type="float">
            <text:p>285749</text:p>
          </table:table-cell>
          <table:table-cell office:value-type="float" office:value="40018" calcext:value-type="float">
            <text:p>40018</text:p>
          </table:table-cell>
          <table:table-cell/>
          <table:table-cell office:value-type="float" office:value="1056437" calcext:value-type="float">
            <text:p>1056437</text:p>
          </table:table-cell>
          <table:table-cell office:value-type="float" office:value="1015865" calcext:value-type="float">
            <text:p>1015865</text:p>
          </table:table-cell>
          <table:table-cell office:value-type="float" office:value="40572" calcext:value-type="float">
            <text:p>40572</text:p>
          </table:table-cell>
          <table:table-cell/>
          <table:table-cell table:formula="of:=[.M13]/([.E13]+[.I13]+[.M13])" office:value-type="percentage" office:value="0.255948926291352" calcext:value-type="percentage">
            <text:p>25.59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609693" calcext:value-type="float">
            <text:p>609693</text:p>
          </table:table-cell>
          <table:table-cell office:value-type="float" office:value="516530" calcext:value-type="float">
            <text:p>516530</text:p>
          </table:table-cell>
          <table:table-cell office:value-type="float" office:value="93163" calcext:value-type="float">
            <text:p>93163</text:p>
          </table:table-cell>
          <table:table-cell/>
          <table:table-cell office:value-type="float" office:value="324491" calcext:value-type="float">
            <text:p>324491</text:p>
          </table:table-cell>
          <table:table-cell office:value-type="float" office:value="281762" calcext:value-type="float">
            <text:p>281762</text:p>
          </table:table-cell>
          <table:table-cell office:value-type="float" office:value="42729" calcext:value-type="float">
            <text:p>42729</text:p>
          </table:table-cell>
          <table:table-cell/>
          <table:table-cell office:value-type="float" office:value="1048246" calcext:value-type="float">
            <text:p>1048246</text:p>
          </table:table-cell>
          <table:table-cell office:value-type="float" office:value="1008813" calcext:value-type="float">
            <text:p>1008813</text:p>
          </table:table-cell>
          <table:table-cell office:value-type="float" office:value="39433" calcext:value-type="float">
            <text:p>39433</text:p>
          </table:table-cell>
          <table:table-cell/>
          <table:table-cell table:formula="of:=[.M14]/([.E14]+[.I14]+[.M14])" office:value-type="percentage" office:value="0.224913731641238" calcext:value-type="percentage">
            <text:p>22.49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406037" calcext:value-type="float">
            <text:p>406037</text:p>
          </table:table-cell>
          <table:table-cell office:value-type="float" office:value="348915" calcext:value-type="float">
            <text:p>348915</text:p>
          </table:table-cell>
          <table:table-cell office:value-type="float" office:value="57122" calcext:value-type="float">
            <text:p>57122</text:p>
          </table:table-cell>
          <table:table-cell/>
          <table:table-cell office:value-type="float" office:value="387272" calcext:value-type="float">
            <text:p>387272</text:p>
          </table:table-cell>
          <table:table-cell office:value-type="float" office:value="331831" calcext:value-type="float">
            <text:p>331831</text:p>
          </table:table-cell>
          <table:table-cell office:value-type="float" office:value="55441" calcext:value-type="float">
            <text:p>55441</text:p>
          </table:table-cell>
          <table:table-cell/>
          <table:table-cell office:value-type="float" office:value="1079541" calcext:value-type="float">
            <text:p>1079541</text:p>
          </table:table-cell>
          <table:table-cell office:value-type="float" office:value="1038309" calcext:value-type="float">
            <text:p>1038309</text:p>
          </table:table-cell>
          <table:table-cell office:value-type="float" office:value="41232" calcext:value-type="float">
            <text:p>41232</text:p>
          </table:table-cell>
          <table:table-cell/>
          <table:table-cell table:formula="of:=[.M15]/([.E15]+[.I15]+[.M15])" office:value-type="percentage" office:value="0.268097142299815" calcext:value-type="percentage">
            <text:p>26.81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499751" calcext:value-type="float">
            <text:p>499751</text:p>
          </table:table-cell>
          <table:table-cell office:value-type="float" office:value="424566" calcext:value-type="float">
            <text:p>424566</text:p>
          </table:table-cell>
          <table:table-cell office:value-type="float" office:value="75185" calcext:value-type="float">
            <text:p>75185</text:p>
          </table:table-cell>
          <table:table-cell/>
          <table:table-cell office:value-type="float" office:value="432948" calcext:value-type="float">
            <text:p>432948</text:p>
          </table:table-cell>
          <table:table-cell office:value-type="float" office:value="381962" calcext:value-type="float">
            <text:p>381962</text:p>
          </table:table-cell>
          <table:table-cell office:value-type="float" office:value="50986" calcext:value-type="float">
            <text:p>50986</text:p>
          </table:table-cell>
          <table:table-cell/>
          <table:table-cell office:value-type="float" office:value="1035594" calcext:value-type="float">
            <text:p>1035594</text:p>
          </table:table-cell>
          <table:table-cell office:value-type="float" office:value="998671" calcext:value-type="float">
            <text:p>998671</text:p>
          </table:table-cell>
          <table:table-cell office:value-type="float" office:value="36923" calcext:value-type="float">
            <text:p>36923</text:p>
          </table:table-cell>
          <table:table-cell/>
          <table:table-cell table:formula="of:=[.M16]/([.E16]+[.I16]+[.M16])" office:value-type="percentage" office:value="0.226390915668265" calcext:value-type="percentage">
            <text:p>22.64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520389" calcext:value-type="float">
            <text:p>520389</text:p>
          </table:table-cell>
          <table:table-cell office:value-type="float" office:value="439567" calcext:value-type="float">
            <text:p>439567</text:p>
          </table:table-cell>
          <table:table-cell office:value-type="float" office:value="80822" calcext:value-type="float">
            <text:p>80822</text:p>
          </table:table-cell>
          <table:table-cell/>
          <table:table-cell office:value-type="float" office:value="420034" calcext:value-type="float">
            <text:p>420034</text:p>
          </table:table-cell>
          <table:table-cell office:value-type="float" office:value="369765" calcext:value-type="float">
            <text:p>369765</text:p>
          </table:table-cell>
          <table:table-cell office:value-type="float" office:value="50269" calcext:value-type="float">
            <text:p>50269</text:p>
          </table:table-cell>
          <table:table-cell/>
          <table:table-cell office:value-type="float" office:value="1030674" calcext:value-type="float">
            <text:p>1030674</text:p>
          </table:table-cell>
          <table:table-cell office:value-type="float" office:value="994972" calcext:value-type="float">
            <text:p>994972</text:p>
          </table:table-cell>
          <table:table-cell office:value-type="float" office:value="35702" calcext:value-type="float">
            <text:p>35702</text:p>
          </table:table-cell>
          <table:table-cell/>
          <table:table-cell table:formula="of:=[.M17]/([.E17]+[.I17]+[.M17])" office:value-type="percentage" office:value="0.214049750289281" calcext:value-type="percentage">
            <text:p>21.4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548560" calcext:value-type="float">
            <text:p>548560</text:p>
          </table:table-cell>
          <table:table-cell office:value-type="float" office:value="471270" calcext:value-type="float">
            <text:p>471270</text:p>
          </table:table-cell>
          <table:table-cell office:value-type="float" office:value="77290" calcext:value-type="float">
            <text:p>77290</text:p>
          </table:table-cell>
          <table:table-cell/>
          <table:table-cell office:value-type="float" office:value="370405" calcext:value-type="float">
            <text:p>370405</text:p>
          </table:table-cell>
          <table:table-cell office:value-type="float" office:value="328256" calcext:value-type="float">
            <text:p>328256</text:p>
          </table:table-cell>
          <table:table-cell office:value-type="float" office:value="42149" calcext:value-type="float">
            <text:p>42149</text:p>
          </table:table-cell>
          <table:table-cell/>
          <table:table-cell office:value-type="float" office:value="1035298" calcext:value-type="float">
            <text:p>1035298</text:p>
          </table:table-cell>
          <table:table-cell office:value-type="float" office:value="998219" calcext:value-type="float">
            <text:p>998219</text:p>
          </table:table-cell>
          <table:table-cell office:value-type="float" office:value="37079" calcext:value-type="float">
            <text:p>37079</text:p>
          </table:table-cell>
          <table:table-cell/>
          <table:table-cell table:formula="of:=[.M18]/([.E18]+[.I18]+[.M18])" office:value-type="percentage" office:value="0.236899270371459" calcext:value-type="percentage">
            <text:p>23.69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294587" calcext:value-type="float">
            <text:p>294587</text:p>
          </table:table-cell>
          <table:table-cell office:value-type="float" office:value="221003" calcext:value-type="float">
            <text:p>221003</text:p>
          </table:table-cell>
          <table:table-cell office:value-type="float" office:value="73584" calcext:value-type="float">
            <text:p>73584</text:p>
          </table:table-cell>
          <table:table-cell/>
          <table:table-cell office:value-type="float" office:value="244931" calcext:value-type="float">
            <text:p>244931</text:p>
          </table:table-cell>
          <table:table-cell office:value-type="float" office:value="189697" calcext:value-type="float">
            <text:p>189697</text:p>
          </table:table-cell>
          <table:table-cell office:value-type="float" office:value="55234" calcext:value-type="float">
            <text:p>55234</text:p>
          </table:table-cell>
          <table:table-cell/>
          <table:table-cell office:value-type="float" office:value="393732" calcext:value-type="float">
            <text:p>393732</text:p>
          </table:table-cell>
          <table:table-cell office:value-type="float" office:value="357788" calcext:value-type="float">
            <text:p>357788</text:p>
          </table:table-cell>
          <table:table-cell office:value-type="float" office:value="35944" calcext:value-type="float">
            <text:p>35944</text:p>
          </table:table-cell>
          <table:table-cell/>
          <table:table-cell table:formula="of:=[.M19]/([.E19]+[.I19]+[.M19])" office:value-type="percentage" office:value="0.218157099331156" calcext:value-type="percentage">
            <text:p>21.82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524883" calcext:value-type="float">
            <text:p>524883</text:p>
          </table:table-cell>
          <table:table-cell office:value-type="float" office:value="446965" calcext:value-type="float">
            <text:p>446965</text:p>
          </table:table-cell>
          <table:table-cell office:value-type="float" office:value="77918" calcext:value-type="float">
            <text:p>77918</text:p>
          </table:table-cell>
          <table:table-cell/>
          <table:table-cell office:value-type="float" office:value="430695" calcext:value-type="float">
            <text:p>430695</text:p>
          </table:table-cell>
          <table:table-cell office:value-type="float" office:value="377885" calcext:value-type="float">
            <text:p>377885</text:p>
          </table:table-cell>
          <table:table-cell office:value-type="float" office:value="52810" calcext:value-type="float">
            <text:p>52810</text:p>
          </table:table-cell>
          <table:table-cell/>
          <table:table-cell office:value-type="float" office:value="1024554" calcext:value-type="float">
            <text:p>1024554</text:p>
          </table:table-cell>
          <table:table-cell office:value-type="float" office:value="988615" calcext:value-type="float">
            <text:p>988615</text:p>
          </table:table-cell>
          <table:table-cell office:value-type="float" office:value="35939" calcext:value-type="float">
            <text:p>35939</text:p>
          </table:table-cell>
          <table:table-cell/>
          <table:table-cell table:formula="of:=[.M20]/([.E20]+[.I20]+[.M20])" office:value-type="percentage" office:value="0.215633568732863" calcext:value-type="percentage">
            <text:p>21.56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517881" calcext:value-type="float">
            <text:p>517881</text:p>
          </table:table-cell>
          <table:table-cell office:value-type="float" office:value="437407" calcext:value-type="float">
            <text:p>437407</text:p>
          </table:table-cell>
          <table:table-cell office:value-type="float" office:value="80474" calcext:value-type="float">
            <text:p>80474</text:p>
          </table:table-cell>
          <table:table-cell/>
          <table:table-cell office:value-type="float" office:value="420260" calcext:value-type="float">
            <text:p>420260</text:p>
          </table:table-cell>
          <table:table-cell office:value-type="float" office:value="371338" calcext:value-type="float">
            <text:p>371338</text:p>
          </table:table-cell>
          <table:table-cell office:value-type="float" office:value="48922" calcext:value-type="float">
            <text:p>48922</text:p>
          </table:table-cell>
          <table:table-cell/>
          <table:table-cell office:value-type="float" office:value="1023655" calcext:value-type="float">
            <text:p>1023655</text:p>
          </table:table-cell>
          <table:table-cell office:value-type="float" office:value="987885" calcext:value-type="float">
            <text:p>987885</text:p>
          </table:table-cell>
          <table:table-cell office:value-type="float" office:value="35770" calcext:value-type="float">
            <text:p>35770</text:p>
          </table:table-cell>
          <table:table-cell/>
          <table:table-cell table:formula="of:=[.M21]/([.E21]+[.I21]+[.M21])" office:value-type="percentage" office:value="0.216569996246201" calcext:value-type="percentage">
            <text:p>21.66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551643" calcext:value-type="float">
            <text:p>551643</text:p>
          </table:table-cell>
          <table:table-cell office:value-type="float" office:value="470406" calcext:value-type="float">
            <text:p>470406</text:p>
          </table:table-cell>
          <table:table-cell office:value-type="float" office:value="81237" calcext:value-type="float">
            <text:p>81237</text:p>
          </table:table-cell>
          <table:table-cell/>
          <table:table-cell office:value-type="float" office:value="364443" calcext:value-type="float">
            <text:p>364443</text:p>
          </table:table-cell>
          <table:table-cell office:value-type="float" office:value="322525" calcext:value-type="float">
            <text:p>322525</text:p>
          </table:table-cell>
          <table:table-cell office:value-type="float" office:value="41918" calcext:value-type="float">
            <text:p>41918</text:p>
          </table:table-cell>
          <table:table-cell/>
          <table:table-cell office:value-type="float" office:value="1028551" calcext:value-type="float">
            <text:p>1028551</text:p>
          </table:table-cell>
          <table:table-cell office:value-type="float" office:value="991760" calcext:value-type="float">
            <text:p>991760</text:p>
          </table:table-cell>
          <table:table-cell office:value-type="float" office:value="36791" calcext:value-type="float">
            <text:p>36791</text:p>
          </table:table-cell>
          <table:table-cell/>
          <table:table-cell table:formula="of:=[.M22]/([.E22]+[.I22]+[.M22])" office:value-type="percentage" office:value="0.230021382216498" calcext:value-type="percentage">
            <text:p>23.00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03454" calcext:value-type="float">
            <text:p>403454</text:p>
          </table:table-cell>
          <table:table-cell office:value-type="float" office:value="350876" calcext:value-type="float">
            <text:p>350876</text:p>
          </table:table-cell>
          <table:table-cell office:value-type="float" office:value="52578" calcext:value-type="float">
            <text:p>52578</text:p>
          </table:table-cell>
          <table:table-cell/>
          <table:table-cell office:value-type="float" office:value="246708" calcext:value-type="float">
            <text:p>246708</text:p>
          </table:table-cell>
          <table:table-cell office:value-type="float" office:value="214011" calcext:value-type="float">
            <text:p>214011</text:p>
          </table:table-cell>
          <table:table-cell office:value-type="float" office:value="32697" calcext:value-type="float">
            <text:p>32697</text:p>
          </table:table-cell>
          <table:table-cell/>
          <table:table-cell office:value-type="float" office:value="1104030" calcext:value-type="float">
            <text:p>1104030</text:p>
          </table:table-cell>
          <table:table-cell office:value-type="float" office:value="1061130" calcext:value-type="float">
            <text:p>1061130</text:p>
          </table:table-cell>
          <table:table-cell office:value-type="float" office:value="42900" calcext:value-type="float">
            <text:p>42900</text:p>
          </table:table-cell>
          <table:table-cell/>
          <table:table-cell table:formula="of:=[.M23]/([.E23]+[.I23]+[.M23])" office:value-type="percentage" office:value="0.334698654183733" calcext:value-type="percentage">
            <text:p>33.47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58406" calcext:value-type="float">
            <text:p>58406</text:p>
          </table:table-cell>
          <table:table-cell office:value-type="float" office:value="299" calcext:value-type="float">
            <text:p>299</text:p>
          </table:table-cell>
          <table:table-cell office:value-type="float" office:value="58107" calcext:value-type="float">
            <text:p>58107</text:p>
          </table:table-cell>
          <table:table-cell/>
          <table:table-cell office:value-type="float" office:value="28201" calcext:value-type="float">
            <text:p>28201</text:p>
          </table:table-cell>
          <table:table-cell office:value-type="float" office:value="14" calcext:value-type="float">
            <text:p>14</text:p>
          </table:table-cell>
          <table:table-cell office:value-type="float" office:value="28187" calcext:value-type="float">
            <text:p>28187</text:p>
          </table:table-cell>
          <table:table-cell/>
          <table:table-cell office:value-type="float" office:value="23859" calcext:value-type="float">
            <text:p>23859</text:p>
          </table:table-cell>
          <table:table-cell office:value-type="float" office:value="0" calcext:value-type="float">
            <text:p>0</text:p>
          </table:table-cell>
          <table:table-cell office:value-type="float" office:value="23859" calcext:value-type="float">
            <text:p>23859</text:p>
          </table:table-cell>
          <table:table-cell/>
          <table:table-cell table:formula="of:=[.M24]/([.E24]+[.I24]+[.M24])" office:value-type="percentage" office:value="0.216598730856173" calcext:value-type="percentage">
            <text:p>21.66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75603" calcext:value-type="float">
            <text:p>475603</text:p>
          </table:table-cell>
          <table:table-cell office:value-type="float" office:value="407216" calcext:value-type="float">
            <text:p>407216</text:p>
          </table:table-cell>
          <table:table-cell office:value-type="float" office:value="68387" calcext:value-type="float">
            <text:p>68387</text:p>
          </table:table-cell>
          <table:table-cell/>
          <table:table-cell office:value-type="float" office:value="431077" calcext:value-type="float">
            <text:p>431077</text:p>
          </table:table-cell>
          <table:table-cell office:value-type="float" office:value="382058" calcext:value-type="float">
            <text:p>382058</text:p>
          </table:table-cell>
          <table:table-cell office:value-type="float" office:value="49019" calcext:value-type="float">
            <text:p>49019</text:p>
          </table:table-cell>
          <table:table-cell/>
          <table:table-cell office:value-type="float" office:value="1031905" calcext:value-type="float">
            <text:p>1031905</text:p>
          </table:table-cell>
          <table:table-cell office:value-type="float" office:value="994102" calcext:value-type="float">
            <text:p>994102</text:p>
          </table:table-cell>
          <table:table-cell office:value-type="float" office:value="37803" calcext:value-type="float">
            <text:p>37803</text:p>
          </table:table-cell>
          <table:table-cell/>
          <table:table-cell table:formula="of:=[.M25]/([.E25]+[.I25]+[.M25])" office:value-type="percentage" office:value="0.243561906848185" calcext:value-type="percentage">
            <text:p>24.36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605174" calcext:value-type="float">
            <text:p>605174</text:p>
          </table:table-cell>
          <table:table-cell office:value-type="float" office:value="518017" calcext:value-type="float">
            <text:p>518017</text:p>
          </table:table-cell>
          <table:table-cell office:value-type="float" office:value="87157" calcext:value-type="float">
            <text:p>87157</text:p>
          </table:table-cell>
          <table:table-cell/>
          <table:table-cell office:value-type="float" office:value="333325" calcext:value-type="float">
            <text:p>333325</text:p>
          </table:table-cell>
          <table:table-cell office:value-type="float" office:value="293921" calcext:value-type="float">
            <text:p>293921</text:p>
          </table:table-cell>
          <table:table-cell office:value-type="float" office:value="39404" calcext:value-type="float">
            <text:p>39404</text:p>
          </table:table-cell>
          <table:table-cell/>
          <table:table-cell office:value-type="float" office:value="1027334" calcext:value-type="float">
            <text:p>1027334</text:p>
          </table:table-cell>
          <table:table-cell office:value-type="float" office:value="990757" calcext:value-type="float">
            <text:p>990757</text:p>
          </table:table-cell>
          <table:table-cell office:value-type="float" office:value="36577" calcext:value-type="float">
            <text:p>36577</text:p>
          </table:table-cell>
          <table:table-cell/>
          <table:table-cell table:formula="of:=[.M26]/([.E26]+[.I26]+[.M26])" office:value-type="percentage" office:value="0.224208951930268" calcext:value-type="percentage">
            <text:p>22.42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543004" calcext:value-type="float">
            <text:p>543004</text:p>
          </table:table-cell>
          <table:table-cell office:value-type="float" office:value="462031" calcext:value-type="float">
            <text:p>462031</text:p>
          </table:table-cell>
          <table:table-cell office:value-type="float" office:value="80973" calcext:value-type="float">
            <text:p>80973</text:p>
          </table:table-cell>
          <table:table-cell/>
          <table:table-cell office:value-type="float" office:value="372072" calcext:value-type="float">
            <text:p>372072</text:p>
          </table:table-cell>
          <table:table-cell office:value-type="float" office:value="324953" calcext:value-type="float">
            <text:p>324953</text:p>
          </table:table-cell>
          <table:table-cell office:value-type="float" office:value="47119" calcext:value-type="float">
            <text:p>47119</text:p>
          </table:table-cell>
          <table:table-cell/>
          <table:table-cell office:value-type="float" office:value="1051124" calcext:value-type="float">
            <text:p>1051124</text:p>
          </table:table-cell>
          <table:table-cell office:value-type="float" office:value="1011392" calcext:value-type="float">
            <text:p>1011392</text:p>
          </table:table-cell>
          <table:table-cell office:value-type="float" office:value="39732" calcext:value-type="float">
            <text:p>39732</text:p>
          </table:table-cell>
          <table:table-cell/>
          <table:table-cell table:formula="of:=[.M27]/([.E27]+[.I27]+[.M27])" office:value-type="percentage" office:value="0.236748021737058" calcext:value-type="percentage">
            <text:p>23.67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459015" calcext:value-type="float">
            <text:p>459015</text:p>
          </table:table-cell>
          <table:table-cell office:value-type="float" office:value="400929" calcext:value-type="float">
            <text:p>400929</text:p>
          </table:table-cell>
          <table:table-cell office:value-type="float" office:value="58086" calcext:value-type="float">
            <text:p>58086</text:p>
          </table:table-cell>
          <table:table-cell/>
          <table:table-cell office:value-type="float" office:value="301661" calcext:value-type="float">
            <text:p>301661</text:p>
          </table:table-cell>
          <table:table-cell office:value-type="float" office:value="260461" calcext:value-type="float">
            <text:p>260461</text:p>
          </table:table-cell>
          <table:table-cell office:value-type="float" office:value="41200" calcext:value-type="float">
            <text:p>41200</text:p>
          </table:table-cell>
          <table:table-cell/>
          <table:table-cell office:value-type="float" office:value="1095976" calcext:value-type="float">
            <text:p>1095976</text:p>
          </table:table-cell>
          <table:table-cell office:value-type="float" office:value="1053156" calcext:value-type="float">
            <text:p>1053156</text:p>
          </table:table-cell>
          <table:table-cell office:value-type="float" office:value="42820" calcext:value-type="float">
            <text:p>42820</text:p>
          </table:table-cell>
          <table:table-cell/>
          <table:table-cell table:formula="of:=[.M28]/([.E28]+[.I28]+[.M28])" office:value-type="percentage" office:value="0.3013243635033" calcext:value-type="percentage">
            <text:p>30.13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571977" calcext:value-type="float">
            <text:p>571977</text:p>
          </table:table-cell>
          <table:table-cell office:value-type="float" office:value="480176" calcext:value-type="float">
            <text:p>480176</text:p>
          </table:table-cell>
          <table:table-cell office:value-type="float" office:value="91801" calcext:value-type="float">
            <text:p>91801</text:p>
          </table:table-cell>
          <table:table-cell/>
          <table:table-cell office:value-type="float" office:value="427279" calcext:value-type="float">
            <text:p>427279</text:p>
          </table:table-cell>
          <table:table-cell office:value-type="float" office:value="375799" calcext:value-type="float">
            <text:p>375799</text:p>
          </table:table-cell>
          <table:table-cell office:value-type="float" office:value="51480" calcext:value-type="float">
            <text:p>51480</text:p>
          </table:table-cell>
          <table:table-cell/>
          <table:table-cell office:value-type="float" office:value="1041294" calcext:value-type="float">
            <text:p>1041294</text:p>
          </table:table-cell>
          <table:table-cell office:value-type="float" office:value="1003969" calcext:value-type="float">
            <text:p>1003969</text:p>
          </table:table-cell>
          <table:table-cell office:value-type="float" office:value="37325" calcext:value-type="float">
            <text:p>37325</text:p>
          </table:table-cell>
          <table:table-cell/>
          <table:table-cell table:formula="of:=[.M29]/([.E29]+[.I29]+[.M29])" office:value-type="percentage" office:value="0.20666533780716" calcext:value-type="percentage">
            <text:p>20.67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65354" calcext:value-type="float">
            <text:p>465354</text:p>
          </table:table-cell>
          <table:table-cell office:value-type="float" office:value="398129" calcext:value-type="float">
            <text:p>398129</text:p>
          </table:table-cell>
          <table:table-cell office:value-type="float" office:value="67225" calcext:value-type="float">
            <text:p>67225</text:p>
          </table:table-cell>
          <table:table-cell/>
          <table:table-cell office:value-type="float" office:value="419746" calcext:value-type="float">
            <text:p>419746</text:p>
          </table:table-cell>
          <table:table-cell office:value-type="float" office:value="366716" calcext:value-type="float">
            <text:p>366716</text:p>
          </table:table-cell>
          <table:table-cell office:value-type="float" office:value="53030" calcext:value-type="float">
            <text:p>53030</text:p>
          </table:table-cell>
          <table:table-cell/>
          <table:table-cell office:value-type="float" office:value="1056314" calcext:value-type="float">
            <text:p>1056314</text:p>
          </table:table-cell>
          <table:table-cell office:value-type="float" office:value="1016663" calcext:value-type="float">
            <text:p>1016663</text:p>
          </table:table-cell>
          <table:table-cell office:value-type="float" office:value="39651" calcext:value-type="float">
            <text:p>39651</text:p>
          </table:table-cell>
          <table:table-cell/>
          <table:table-cell table:formula="of:=[.M30]/([.E30]+[.I30]+[.M30])" office:value-type="percentage" office:value="0.247964429102097" calcext:value-type="percentage">
            <text:p>24.8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556705" calcext:value-type="float">
            <text:p>556705</text:p>
          </table:table-cell>
          <table:table-cell office:value-type="float" office:value="472259" calcext:value-type="float">
            <text:p>472259</text:p>
          </table:table-cell>
          <table:table-cell office:value-type="float" office:value="84446" calcext:value-type="float">
            <text:p>84446</text:p>
          </table:table-cell>
          <table:table-cell/>
          <table:table-cell office:value-type="float" office:value="384812" calcext:value-type="float">
            <text:p>384812</text:p>
          </table:table-cell>
          <table:table-cell office:value-type="float" office:value="340856" calcext:value-type="float">
            <text:p>340856</text:p>
          </table:table-cell>
          <table:table-cell office:value-type="float" office:value="43956" calcext:value-type="float">
            <text:p>43956</text:p>
          </table:table-cell>
          <table:table-cell/>
          <table:table-cell office:value-type="float" office:value="1024531" calcext:value-type="float">
            <text:p>1024531</text:p>
          </table:table-cell>
          <table:table-cell office:value-type="float" office:value="988367" calcext:value-type="float">
            <text:p>988367</text:p>
          </table:table-cell>
          <table:table-cell office:value-type="float" office:value="36164" calcext:value-type="float">
            <text:p>36164</text:p>
          </table:table-cell>
          <table:table-cell/>
          <table:table-cell table:formula="of:=[.M31]/([.E31]+[.I31]+[.M31])" office:value-type="percentage" office:value="0.21975377660027" calcext:value-type="percentage">
            <text:p>21.98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590219" calcext:value-type="float">
            <text:p>590219</text:p>
          </table:table-cell>
          <table:table-cell office:value-type="float" office:value="503008" calcext:value-type="float">
            <text:p>503008</text:p>
          </table:table-cell>
          <table:table-cell office:value-type="float" office:value="87211" calcext:value-type="float">
            <text:p>87211</text:p>
          </table:table-cell>
          <table:table-cell/>
          <table:table-cell office:value-type="float" office:value="346626" calcext:value-type="float">
            <text:p>346626</text:p>
          </table:table-cell>
          <table:table-cell office:value-type="float" office:value="306566" calcext:value-type="float">
            <text:p>306566</text:p>
          </table:table-cell>
          <table:table-cell office:value-type="float" office:value="40060" calcext:value-type="float">
            <text:p>40060</text:p>
          </table:table-cell>
          <table:table-cell/>
          <table:table-cell office:value-type="float" office:value="1030930" calcext:value-type="float">
            <text:p>1030930</text:p>
          </table:table-cell>
          <table:table-cell office:value-type="float" office:value="994060" calcext:value-type="float">
            <text:p>994060</text:p>
          </table:table-cell>
          <table:table-cell office:value-type="float" office:value="36870" calcext:value-type="float">
            <text:p>36870</text:p>
          </table:table-cell>
          <table:table-cell/>
          <table:table-cell table:formula="of:=[.M32]/([.E32]+[.I32]+[.M32])" office:value-type="percentage" office:value="0.224623951358893" calcext:value-type="percentage">
            <text:p>22.46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413173" calcext:value-type="float">
            <text:p>413173</text:p>
          </table:table-cell>
          <table:table-cell office:value-type="float" office:value="354422" calcext:value-type="float">
            <text:p>354422</text:p>
          </table:table-cell>
          <table:table-cell office:value-type="float" office:value="58751" calcext:value-type="float">
            <text:p>58751</text:p>
          </table:table-cell>
          <table:table-cell/>
          <table:table-cell office:value-type="float" office:value="381859" calcext:value-type="float">
            <text:p>381859</text:p>
          </table:table-cell>
          <table:table-cell office:value-type="float" office:value="338492" calcext:value-type="float">
            <text:p>338492</text:p>
          </table:table-cell>
          <table:table-cell office:value-type="float" office:value="43367" calcext:value-type="float">
            <text:p>43367</text:p>
          </table:table-cell>
          <table:table-cell/>
          <table:table-cell office:value-type="float" office:value="1060366" calcext:value-type="float">
            <text:p>1060366</text:p>
          </table:table-cell>
          <table:table-cell office:value-type="float" office:value="1019812" calcext:value-type="float">
            <text:p>1019812</text:p>
          </table:table-cell>
          <table:table-cell office:value-type="float" office:value="40554" calcext:value-type="float">
            <text:p>40554</text:p>
          </table:table-cell>
          <table:table-cell/>
          <table:table-cell table:formula="of:=[.M33]/([.E33]+[.I33]+[.M33])" office:value-type="percentage" office:value="0.284246383312773" calcext:value-type="percentage">
            <text:p>28.42%</text:p>
          </table:table-cell>
        </table:table-row>
        <table:table-row table:style-name="ro1" table:number-rows-repeated="4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24378857541844" calcext:value-type="percentage">
            <text:p>24.3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10:01:49.421116347</dc:date>
    <meta:editing-duration>PT9M44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